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fo:font-weight="bold" fo:background-color="transparent" style:font-weight-asian="bold" style:font-weight-complex="bold" loext:char-shading-value="0"/>
    </style:style>
    <style:style style:name="T27" style:family="text">
      <style:text-properties fo:font-weight="bold" fo:background-color="transparent" style:font-weight-asian="bold" style:font-weight-complex="bold" loext:char-shading-value="0"/>
    </style:style>
    <style:style style:name="T28" style:family="text">
      <style:text-properties fo:font-weight="bold" fo:background-color="transparent" style:font-weight-asian="bold" style:font-weight-complex="bold" loext:char-shading-value="0"/>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normal" style:text-underline-style="none" style:font-style-asian="normal" style:font-style-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font-style="italic" style:font-style-asian="italic" style:font-style-complex="italic"/>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style:use-window-font-color="true" fo:font-weight="normal" style:font-weight-asian="normal" style:font-weight-complex="normal"/>
    </style:style>
    <style:style style:name="T53" style:family="text">
      <style:text-properties style:use-window-font-color="true" fo:font-size="12pt" fo:language="en" fo:country="US" fo:font-style="normal" style:font-size-asian="12pt" style:font-style-asian="normal" style:font-size-complex="12pt" style:font-style-complex="normal"/>
    </style:style>
    <style:style style:name="T54" style:family="text">
      <style:text-properties style:use-window-font-color="true" fo:font-size="12pt" fo:language="en" fo:country="US" style:font-size-asian="12pt" style:font-size-complex="12pt"/>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language="fr" fo:country="FR"/>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fo:background-color="transparent" style:font-style-asian="normal" style:font-weight-asian="normal" style:font-style-complex="normal" style:font-weight-complex="normal" loext:char-shading-value="0"/>
    </style:style>
    <style:style style:name="T61" style:family="text">
      <style:text-properties fo:font-style="normal" style:text-underline-style="none" style:font-style-asian="normal" style:font-style-complex="normal"/>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loext:char-shading-value="0"/>
    </style:style>
    <style:style style:name="T64" style:family="text">
      <style:text-properties style:text-line-through-style="solid"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style:text-underline-style="none"/>
    </style:style>
    <style:style style:name="T69" style:family="text">
      <style:text-properties style:text-rotation-angle="90" style:text-rotation-scale="line-height"/>
    </style:style>
    <style:style style:name="T70" style:family="text">
      <style:text-properties style:text-rotation-angle="270" style:text-rotation-scale="line-height"/>
    </style:style>
    <style:style style:name="T71" style:family="text">
      <style:text-properties style:text-position="sub 58%" style:font-size-asian="10.5pt"/>
    </style:style>
    <style:style style:name="T72" style:family="text">
      <style:text-properties style:font-name="Symbol" style:font-name-asian="Symbol" style:font-name-complex="Symbol"/>
    </style:style>
    <style:style style:name="T73" style:family="text">
      <style:text-properties style:font-name="Liberation Serif1" style:font-name-asian="Symbol" style:font-name-complex="Symbol"/>
    </style:style>
    <style:style style:name="T74" style:family="text">
      <style:text-properties style:font-name="Courier New CYR"/>
    </style:style>
    <style:style style:name="T75" style:family="text">
      <style:text-properties style:font-name="Courier New CYR" fo:language="en" fo:country="US"/>
    </style:style>
    <style:style style:name="T76" style:family="text">
      <style:text-properties fo:font-size="14pt" fo:language="en" fo:country="US" fo:font-weight="bold" style:font-size-asian="14pt" style:font-weight-asian="bold" style:font-size-complex="14pt" style:font-weight-complex="bold"/>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9pt" style:font-size-asian="9pt" style:font-size-complex="9pt"/>
    </style:style>
    <style:style style:name="T79" style:family="text">
      <style:text-properties fo:font-size="12pt" style:font-size-asian="12pt" style:font-size-complex="12pt"/>
    </style:style>
    <style:style style:name="T80" style:family="text">
      <style:text-properties fo:font-size="10pt" style:font-size-asian="10pt" style:font-size-complex="10pt"/>
    </style:style>
    <style:style style:name="T81"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1">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62">Дайсон.</text:span></text:p>
      <text:p text:style-name="P78"><text:span text:style-name="T8">– </text:span><text:span text:style-name="T62">Сколько тебе лет?</text:span></text:p>
      <text:p text:style-name="P78"><text:span text:style-name="T8">– </text:span><text:span text:style-name="T62">Два года с начала запуска кластера.</text:span></text:p>
      <text:p text:style-name="P78"><text:soft-page-break/><text:span text:style-name="T8">– </text:span><text:span text:style-name="T62">Какой сейчас год?</text:span></text:p>
      <text:p text:style-name="P78"><text:span text:style-name="T8">– </text:span><text:span text:style-name="T52">20</text:span><text:span text:style-name="T38">19</text:span><text:span text:style-name="T62">-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9">, </text:span><text:span text:style-name="T5">в некоем городе живёт брадобрей, который бреет всех людей, которые не бреются сами. Вопрос: кто бреет брадобрея</text:span><text:span text:style-name="T59">?</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62">,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5">–</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1">тридцатичетырёх</text:span><text:span text:style-name="T30">этажного </text:span><text:span text:style-name="T31">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1">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0">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30"> </text:span><text:span text:style-name="T31">Юджина</text:span><text:span text:style-name="T1">,</text:span> <text:span text:style-name="T31">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5">А у нас получается… </text:span><text:span text:style-name="T2">–</text:span><text:span text:style-name="T55">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0">Тридцать чет</text:span><text:span text:style-name="T31">ыре</text:span><text:span text:style-name="T30">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5">Сознание рестартовало после того, как я гребанулся </text:span><text:span text:style-name="T55">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5">ткрыл глаза, тщётно пытаясь вдохнуть. Образ, </text:span><text:span text:style-name="T2">который я </text:span><text:span text:style-name="T55">пару мгновений назад </text:span><text:span text:style-name="T2">видел на фоне </text:span><text:span text:style-name="T55">звёзд, теперь сфокусировался прямо у моего носа. Точёная голова с резко очерчеными скулами в ореоле </text:span><text:soft-page-break/><text:span text:style-name="T55">живого переливающегося сияния, огромные глаза на треть морды, </text:span><text:span text:style-name="T2">грациозные</text:span><text:span text:style-name="T55"> настороженные уши, нежный розов</text:span><text:span text:style-name="T2">атый</text:span><text:span text:style-name="T55"> нос, венчающая голову </text:span><text:span text:style-name="T2">высокая тиара</text:span><text:span text:style-name="T55">. И приковывающая к себе внимание звёздочка, та самая магическая искорка </text:span><text:span text:style-name="T18">—</text:span><text:span text:style-name="T55">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 <text:s/>Да и не должно быть — это же не ЛСД какой-нибудь</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0">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30">,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5307654259483409286" text:style-name="L1">
        <text:list-item>
          <text:p text:style-name="P155"><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9"> – </text:span><text:span text:style-name="T36">2135</text:span><text:span text:style-name="T49"> A.C.</text:span><text:span text:style-name="T31">»</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5">Прижав </text:span>уши к голове, <text:span text:style-name="T65">она дала</text:span> задний ход <text:span text:style-name="T65">и </text:span>выкарабкалась обратно. Окинув библиотеку отчаянным взглядом, <text:span text:style-name="T65">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80">и-и-и</text:span>-<text:span text:style-name="T81">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3">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8">Тумбочка…</text:span> Листок… <text:span text:style-name="T78">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9">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8">Да хер с ней, с бумажкой! Тумбочка! Поднимаю! Блин, она реально тяжёлая! Но у меня получается, я чувствую это! Она поддаётся! Й-о-о!!! Вот </text:span><text:soft-page-break/><text:span text:style-name="T78">это силища! Ура!!! </text:span><text:span text:style-name="T79">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5">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5">любви</text:span> начинаешь понимать только тогда, когда <text:span text:style-name="T65">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5">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2">—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2">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41">— и приют для престарелых минотавров </text:span><text:span text:style-name="T53">“</text:span><text:span text:style-name="T54">Поле Кровожадной Брани</text:span><text:span text:style-name="T53">”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8">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1">—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5">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2">жаровни</text:span><text:span text:style-name="T41"> и фонтанчик</text:span><text:span text:style-name="T32">а</text:span><text:span text:style-name="T41">.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2">«</text:span>сказочной обезьяне из Вечнодикого леса<text:span text:style-name="T32">»</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text:span><text:soft-page-break/><text:span text:style-name="T32">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5">А из Пинто Крик уже месяц нет новостей…</text:span></text:p>
      <text:p text:style-name="P3"><text:span text:style-name="T41">– </text:span><text:span text:style-name="T45">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5">– </text:span>“<text:span text:style-name="T1">Что я могу сделать, чтобы вернуть всё назад?</text:span>”</text:p>
      <text:p text:style-name="P16"><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5">– </text:span><text:span text:style-name="T32">Что бы это значило, Флёр?</text:span></text:p>
      <text:p text:style-name="P16"><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62">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62">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5">Аликорница</text:span> и так выглядела неважно.</text:p>
      <text:p text:style-name="P36"/>
      <text:p text:style-name="P36">Поза <text:span text:style-name="T65">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5">и </text:span>у грифонов, <text:span text:style-name="T65">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5">М</text:span>еняет <text:span text:style-name="T65">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5">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8">.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8">– </text:span><text:span text:style-name="T4">История Понивилля начинается с того благословенного дня, когда принцесса Селестия подарила семейству Эппл </text:span><text:span text:style-name="T58">— </text:span><text:span text:style-name="T4">тогда, правда, это ещё были Смиты </text:span><text:span text:style-name="T58">—</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8">—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1">–</text:span><text:span text:style-name="T32">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41">Я </text:span><text:span text:style-name="T32">присел на лавочку</text:span><text:span text:style-name="T41">. </text:span><text:span text:style-name="T32">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62">...</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32">– Ну что же…</text:span><text:span text:style-name="T41"> Почту за честь работать </text:span><text:span text:style-name="T32">под твоим руководством, Анон</text:span><text:span text:style-name="T41">. Погоди немного, я </text:span><text:span text:style-name="T32">приведу себя в порядок</text:span><text:span text:style-name="T41"> и расскажу тебе, насколько далеко смогла продвинуться. Быть может… </text:span><text:span text:style-name="T32">–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2">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38">”</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8">ведь </text:span><text:span text:style-name="T44">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30">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0"> </text:span><text:span text:style-name="T39">Видения этих городов</text:span><text:span text:style-name="T50"> дрожали, <text:s/>пересекались </text:span><text:span text:style-name="T39">и постоянно множились</text:span><text:span text:style-name="T50">.</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62">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4">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8">—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2">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5">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41">—</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Я всего лишь единорог, не то, что некоторые!</text:span><text:span text:style-name="T41"> </text:span><text:span text:style-name="T32">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41">– Я </text:span><text:span text:style-name="T45">всегда буду оставаться в тени, </text:span><text:span text:style-name="T41">– </text:span><text:span text:style-name="T45">хлюпала книгое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8">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31">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1">—</text:span><text:span text:style-name="T1"> к счастью, силы заклинания не хватило. Для того, чтобы я смог подойти вплотную</text:span><text:span text:style-name="T32">,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1">—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32">«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2">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2">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62">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62">эт правда?</text:span></text:p>
      <text:p text:style-name="P48"><text:span text:style-name="T16">– </text:span><text:span text:style-name="T62">Какая из? Их много, вообще-то. Ик!</text:span></text:p>
      <text:p text:style-name="P48"><text:span text:style-name="T16">– </text:span><text:span text:style-name="T62">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62">он-нон, </text:span><text:span text:style-name="T16">– </text:span><text:span text:style-name="T62">захихикала Пинки, взъерошив копытами розовые кудряшки и попытавшись соорудить из них бороду, </text:span><text:span text:style-name="T16">–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62">Ты что-о-о! Нельзя любить фаэри! Она похитит твоё сердце, и ты будешь искать её, пока не… </text:span><text:span text:style-name="T16">– </text:span><text:span text:style-name="T62">Пинки погрузилась мордочкой в так и не съеденный салат «по-кантерлотски» и захрапела.</text:span></text:p>
      <text:p text:style-name="P48"><text:span text:style-name="T16">– </text:span><text:span text:style-name="T62">Пока не умру?</text:span></text:p>
      <text:p text:style-name="P48"><text:span text:style-name="T16">– </text:span><text:span text:style-name="T62">Нет, глупенький, </text:span><text:span text:style-name="T16">– </text:span><text:span text:style-name="T62">пробулькала Пинки из миски. </text:span><text:span text:style-name="T16">– </text:span><text:span text:style-name="T62">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днима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4">302 пони</text:span><text:span text:style-name="T24">.</text:span></text:p>
      <text:p text:style-name="P51"><text:span text:style-name="T64">250 пони</text:span><text:span text:style-name="T24">.</text:span></text:p>
      <text:p text:style-name="P51"><text:span text:style-name="T64">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во время этих сеансов «лечения» не расфигачить вдребезги фургончик Трикси, нам его ещё возвращать придётся.</text:p>
      <text:p text:style-name="P62"/>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Анон. </text:span><text:span text:style-name="T20">Дружба </text:span><text:span text:style-name="T37">—</text:span><text:span text:style-name="T20"> </text:span><text:span text:style-name="T3">э</text:span><text:span text:style-name="T20">то, </text:span><text:span text:style-name="T66">так её </text:span><text:span text:style-name="T3">разэтак</text:span><text:span text:style-name="T66">,</text:span><text:span text:style-name="T20"> магия!</text:span></text:p>
      <text:p text:style-name="P150"/>
      <text:p text:style-name="Standard"><text:span text:style-name="T20">P.S. Мне тебя не хватает. Сильно.</text:span><text:span text:style-name="T58">»</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text:soft-page-break/>«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text:soft-page-break/>–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4">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4">302 пони</text:span><text:span text:style-name="T24">.</text:span></text:p>
      <text:p text:style-name="P51"><text:span text:style-name="T64">250 пони</text:span><text:span text:style-name="T24">.</text:span></text:p>
      <text:p text:style-name="P51"><text:span text:style-name="T64">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text:p>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25">Воззвание </text:span><text:span text:style-name="T25">к нации </text:span><text:span text:style-name="T25">Её Высочества, принцессы Луны</text:span><text:span text:style-name="T25">: </text:span><text:span text:style-name="T25">ввиду чрезвычайных обстоятельств </text:span><text:span text:style-name="T25">распоряжением </text:span><text:span text:style-name="T25">Ночной</text:span><text:span text:style-name="T25"> </text:span><text:span text:style-name="T25">Главы Диархии </text:span><text:span text:style-name="T25">пятница отводится для </text:span><text:span text:style-name="T25">безоплатных работ по возведению </text:span><text:span text:style-name="T25">мостов через провалы. Расписание работ </text:span><text:span text:style-name="T25">трудовых</text:span><text:span text:style-name="T25"> бригад по участкам…</text:span><text:span text:style-name="T55">».</text:span> «<text:span text:style-name="T24">Нехватка пегасов-погодников: указ принцессы Луны разрешает набор в погодные команды пегасов </text:span><text:span text:style-name="T24">с аттестацией </text:span><text:span text:style-name="T24">по ускоренному курсу</text:span>». «<text:span text:style-name="T24">Вести из п</text:span><text:span text:style-name="T24">ровинци</text:span><text:span text:style-name="T24">и</text:span><text:span text:style-name="T24">: </text:span><text:span text:style-name="T24">Груммингтон, Снортинг и <text:s/>Питсвилль накрыло пятно магической деградации.</text:span><text:span text:style-name="T24"> </text:span><text:span text:style-name="T24">В</text:span><text:span text:style-name="T24">олонтёр</text:span><text:span text:style-name="T24">ы</text:span><text:span text:style-name="T24"> устанавливают предупреждающие знаки и указатели объезда поражённой области…</text:span>». «<text:span text:style-name="T24">Криминальный мир: </text:span><text:span text:style-name="T24">опасный </text:span><text:span text:style-name="T24">преступник, </text:span><text:span text:style-name="T24">примат «анонимус», всё ещё на свободе! Награда за </text:span><text:soft-page-break/><text:span text:style-name="T24">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text:soft-page-break/></text:p>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text:soft-page-break/>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5">И товары</text:span> вовсе<text:span text:style-name="T65"> не </text:span>бесплатные<text:span text:style-name="T65"> </text:span>— я оставлял в магазинах деньги — последние, кстати! Дай, я сам отберу припасы…</text:p>
      <text:p text:style-name="P51"/>
      <text:p text:style-name="P51">…</text:p>
      <text:p text:style-name="P51"/>
      <text:p text:style-name="P51"><text:soft-page-break/>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text:soft-page-break/>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text:soft-page-break/>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text:soft-page-break/>–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39">пишешь</text:span><text:span text:style-name="T50"> программу, запускаешь её, а потом она делает что-то для тебя.</text:span></text:p>
      <text:p text:style-name="P33"><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5"> мне</text:span> удалось замазать самые большие щели. За тестовый<text:span text:style-name="T65"> </text:span>получасовый заплыв<text:span text:style-name="T65">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text:soft-page-break/></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5">Я не давал ей повода!</text:span></text:p>
      <text:p text:style-name="P68"><text:soft-page-break/></text:p>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неискренни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но <text:span text:style-name="T65">любили друг друга! И у них </text:span>был<text:span text:style-name="T65"> </text:span>офигенный <text:span text:style-name="T65">секс! </text:span>И это было офигенно круто!<text:span text:style-name="T65">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1"/>
      <text:p text:style-name="P3">ПЛЮХ!!!</text:p>
      <text:p text:style-name="P3"><text:soft-page-break/>Оп-па!</text:p>
      <text:p text:style-name="P3"/>
      <text:p text:style-name="P1">Как пишут в банковск<text:span text:style-name="T1">их </text:span>кредитных договорах, <text:span text:style-name="T34">«</text:span>обстоятельство непреодолимой силы<text:span text:style-name="T34">»</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метров не могу проплыть без долгой дыхательной подготовки. Легкие атрофируются, что ли? Вроде, и не курю, но…</text:p>
      <text:p text:style-name="P1"><text:span text:style-name="T43">– А</text:span><text:span text:style-name="T34">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text:soft-page-break/></text:p>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text:span><text:span text:style-name="T1">расположение </text:span><text:span text:style-name="T1">аликорниц, одаривших их лаской хотя бы раз. Их можно было спасти только перенаправив их влюблённость на кого-то ещё</text:span><text:span text:style-name="T23">. </text:span><text:span text:style-name="T31">Я не могу навязать тебе чувств…</text:span><text:span text:style-name="T23"> </text:span><text:span text:style-name="T31">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oft-page-break/><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pan text:style-name="T1">Проклятье! Почему эти диллемы встают перед тобой, Анон? </text:span><text:span text:style-name="T30">Ещё мгновение </text:span><text:span text:style-name="T31">—</text:span><text:span text:style-name="T30">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1"><text:span text:style-name="T31">Передо мной пронеслась вся наша история с Дэш, от </text:span><text:span text:style-name="T31">похода к Зекоре</text:span><text:span text:style-name="T31">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text:span><text:span text:style-name="T31">была </text:span><text:span text:style-name="T31">мне </text:span><text:span text:style-name="T31">симпатична</text:span><text:span text:style-name="T31">, хоть я и </text:span><text:span text:style-name="T31">никогда </text:span><text:span text:style-name="T31">не рассматривал её в качестве партнёра. И, блядь, у меня уже месяц секса не было!</text:span></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text:span><text:span text:style-name="T1">Да, у меня были отношения с Селестией. Но с ней</text:span><text:span text:style-name="T1">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oft-page-break/><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text:span><text:span text:style-name="T1">делает из тебя конеёба, и у тебя нет сил отказаться от этого!</text:span></text:p>
      <text:p text:style-name="P3"/>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oft-page-break/><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text:soft-page-break/>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5">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5">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oft-page-break/><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text:soft-page-break/>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oft-page-break/><text:span text:style-name="T1">«</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5">–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text:span><text:span text:style-name="T9">филлидельфийская </text:span><text:span text:style-name="T67">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oft-page-break/><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text:soft-page-break/>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text:soft-page-break/>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5">Допустим, кот бессмертен. Также допустим, что кот з</text:span>аколдован<text:span text:style-name="T65"> </text:span>отложенным <text:span text:style-name="T65">заклятие</text:span>м<text:span text:style-name="T65"> Абсолютного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oft-page-break/><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5">–</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oft-page-break/>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oft-page-break/><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oft-page-break/><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oft-page-break/><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63">—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63">—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oft-page-break/><text:span text:style-name="T17">– Заместительная терапия </text:span><text:span text:style-name="T63">—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6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text:soft-page-break/>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5">–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text:soft-page-break/>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text:soft-page-break/>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soft-page-break/>***</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text:soft-page-break/>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text:soft-page-break/>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text:soft-page-break/>–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text:soft-page-break/>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0">д</text:span>ЕсЬ БЫл <text:span text:style-name="T71">д</text:span>ИскОр<text:span text:style-name="T69">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text:soft-page-break/>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text:soft-page-break/>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2"></text:span><text:span text:style-name="T73">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text:soft-page-break/>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4">Зафиксирована опасная ситуация. Сознание пациента </text:span><text:span text:style-name="T75">&lt;</text:span><text:span text:style-name="T74">Селестия</text:span><text:span text:style-name="T75">&gt;</text:span><text:span text:style-name="T74"> не регистрируется. Активируется протокол экстренной эвакуации пациента </text:span><text:span text:style-name="T75">&lt;</text:span><text:span text:style-name="T74">Селестия</text:span><text:span text:style-name="T75">&gt;</text:span><text:span text:style-name="T74"> к супервизору </text:span><text:span text:style-name="T75">&lt;</text:span><text:span text:style-name="T74">Луна</text:span><text:span text:style-name="T75">&gt;</text:span><text:span text:style-name="T74">.</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text:soft-page-break/>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text:soft-page-break/>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text:soft-page-break/>–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text:soft-page-break/>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63">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3">—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5">трид</text:span><text:span text:style-name="T1">цать лет, если его сменят через </text:span><text:span text:style-name="T65">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text:soft-page-break/>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oft-page-break/><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text:soft-page-break/>–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5">–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5">задней осью </text:span><text:span text:style-name="T1">на табуретку. Я прилаживал ей новое колесо взамен <text:s/>утраченного. </text:span><text:span text:style-name="T65">Ещ</text:span><text:span text:style-name="T1">ё</text:span><text:span text:style-name="T65"> </text:span><text:span text:style-name="T1">немного, и будет как новенькая! В дворцовом гараже среди кучи хлама таки нашлось лопнувшее колесо, которое </text:span><text:span text:style-name="T65">мне удалось</text:span><text:span text:style-name="T1"> отремонтировать — о</text:span><text:span text:style-name="T65">бучение у</text:span><text:span text:style-name="T1"> Норфа не </text:span><text:span text:style-name="T65">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5">на </text:span><text:span text:style-name="T1">корпус</text:span><text:span text:style-name="T65">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5">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5">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5">о всём мире остались только м</text:span>ы<text:span text:style-name="T65">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text:soft-page-break/></text:p>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5">–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5">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5">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5">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5">А ч</text:span>то случилось с кракеном?</text:p>
      <text:p text:style-name="P53">– Он провалился в <text:span text:style-name="T65">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4">—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31">высотки</text:span><text:span text:style-name="T30"> </text:span>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5">Невозможно поверить, но два месяца</text:span><text:span text:style-name="T19"> </text:span><text:span text:style-name="T55">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2">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5">кликнул по ним правой кнопкой </text:span><text:span text:style-name="T1">мыши</text:span><text:span text:style-name="T65"> и </text:span><text:span text:style-name="T1">выбрал</text:span><text:span text:style-name="T65">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0">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30">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1">—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7">—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4">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30">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30">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30">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5">А если не </text:span>выдержит<text:span text:style-name="T65">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30">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30">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30">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0">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2">.</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6">Я ПОНЯЛ, КТО ТЫ!!! КАК </text:span><text:span text:style-name="T77">ЖЕ </text:span><text:span text:style-name="T76">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6">–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2">–</text:span><text:span text:style-name="T46"> Анакорн подавил короткий смешок. </text:span><text:span text:style-name="T4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6">– </text:span><text:span text:style-name="T3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0">.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6">– К сожалению, не </text:span><text:span text:style-name="T51">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6">творчество таких раздолбаев, как ты и твой дружок Юджин — чтоб ему икнулось, где бы он ни был.</text:span><text:span text:style-name="T46"><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6">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6">—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6">–</text:span><text:span text:style-name="T30"> На самом деле помочь мне достаточно легко. Видишь ли, залатать дыры конструкции Эквуса можно «наложив» на них правдоподобное </text:span><text:span text:style-name="T46">— иначе говоря, жизнеспособное —</text:span><text:span text:style-name="T30"> объяснение и направив на это объяснение подпитывающую энергию адептов. В мире людей даже есть шуточная награда, учреждённая </text:span><text:span text:style-name="T40">Marvel Comics </text:span><text:span text:style-name="T30">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0">Marvel</text:span><text:span text:style-name="T30">.</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5">,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0">—</text:span><text:span text:style-name="T55"> точнее, дерево схожих миров Эквуса </text:span><text:span text:style-name="T60">—</text:span><text:span text:style-name="T55"> создали брони. Разумеется, стержнем им послужил именно сериал, но каждый фанфик </text:span><text:span text:style-name="T60">—</text:span><text:span text:style-name="T55">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5">– Наконец-то я вижу свет в конце тоннеля! Как это не пришло мне в голову! Ты всё отлично увязал! Всё сходится! Более того </text:span><text:span text:style-name="T60">—</text:span><text:span text:style-name="T55"> Анакорн заговорщически подмигнул мне </text:span><text:span text:style-name="T60">—</text:span><text:span text:style-name="T55">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0">— и первой реальной историей в Объединённом Континууме Эквуса</text:span><text:span text:style-name="T55">!</text:span></text:p>
      <text:p text:style-name="P108"/>
      <text:p text:style-name="P108">Я подозрительно посмотрел на Анакорна.</text:p>
      <text:p text:style-name="P108"/>
      <text:p text:style-name="P107"><text:span text:style-name="T18">– </text:span><text:span text:style-name="T55">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5">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60">—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62">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text:soft-page-break/>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4">–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text:soft-page-break/></text:p>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text:soft-page-break/>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2-30T01:00:22.93</dc:date>
    <meta:editing-duration>P159DT7H31M9S</meta:editing-duration>
    <meta:editing-cycles>1014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65" meta:paragraph-count="4954" meta:word-count="108225" meta:character-count="688152"/>
  </office:meta>
</office:document-meta>
</file>